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6cm" fo:margin-left="-0.199cm" fo:margin-top="0cm" fo:margin-bottom="0cm" fo:break-before="page" table:align="left" style:writing-mode="lr-tb"/>
    </style:style>
    <style:style style:name="Tableau1.A" style:family="table-column">
      <style:table-column-properties style:column-width="4.15cm"/>
    </style:style>
    <style:style style:name="Tableau1.B" style:family="table-column">
      <style:table-column-properties style:column-width="0.349cm"/>
    </style:style>
    <style:style style:name="Tableau1.C" style:family="table-column">
      <style:table-column-properties style:column-width="1cm"/>
    </style:style>
    <style:style style:name="Tableau1.D" style:family="table-column">
      <style:table-column-properties style:column-width="0.101cm"/>
    </style:style>
    <style:style style:name="Tableau1.E" style:family="table-column">
      <style:table-column-properties style:column-width="1.401cm"/>
    </style:style>
    <style:style style:name="Tableau1.F" style:family="table-column">
      <style:table-column-properties style:column-width="1.099cm"/>
    </style:style>
    <style:style style:name="Tableau1.G" style:family="table-column">
      <style:table-column-properties style:column-width="0.201cm"/>
    </style:style>
    <style:style style:name="Tableau1.H" style:family="table-column">
      <style:table-column-properties style:column-width="2.75cm"/>
    </style:style>
    <style:style style:name="Tableau1.I" style:family="table-column">
      <style:table-column-properties style:column-width="0.049cm"/>
    </style:style>
    <style:style style:name="Tableau1.1" style:family="table-row">
      <style:table-row-properties style:min-row-height="1.983cm" fo:keep-together="auto"/>
    </style:style>
    <style:style style:name="Tableau1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au1.C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K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2" style:family="table-row">
      <style:table-row-properties style:min-row-height="3cm" fo:keep-together="auto"/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H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3" style:family="table-row">
      <style:table-row-properties style:min-row-height="2cm" fo:keep-together="auto"/>
    </style:style>
    <style:style style:name="Tableau1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4" style:family="table-row">
      <style:table-row-properties style:min-row-height="0.914cm" fo:keep-together="auto"/>
    </style:style>
    <style:style style:name="Tableau1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5" style:family="table-row">
      <style:table-row-properties style:min-row-height="0.968cm" fo:keep-together="auto"/>
    </style:style>
    <style:style style:name="Tableau1.A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L5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6" style:family="table-row">
      <style:table-row-properties style:min-row-height="0.485cm" fo:keep-together="auto"/>
    </style:style>
    <style:style style:name="Tableau1.A6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A7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8" style:family="table-row">
      <style:table-row-properties style:min-row-height="1cm" fo:keep-together="auto"/>
    </style:style>
    <style:style style:name="Tableau1.A8" style:family="table-cell">
      <style:table-cell-properties style:vertical-align="" fo:padding-left="0.199cm" fo:padding-right="0.191cm" fo:padding-top="0cm" fo:padding-bottom="0cm" fo:border="0.5pt solid #00000a"/>
    </style:style>
    <style:style style:name="Tableau1.E8" style:family="table-cell">
      <style:table-cell-properties style:vertical-align="" fo:padding-left="0.199cm" fo:padding-right="0.191cm" fo:padding-top="0cm" fo:padding-bottom="0cm" fo:border="0.5pt solid #00000a"/>
    </style:style>
    <style:style style:name="Tableau1.J8" style:family="table-cell">
      <style:table-cell-properties style:vertical-align="" fo:padding-left="0.199cm" fo:padding-right="0.191cm" fo:padding-top="0cm" fo:padding-bottom="0cm" fo:border="0.5pt solid #00000a"/>
    </style:style>
    <style:style style:name="Tableau1.9" style:family="table-row">
      <style:table-row-properties style:min-row-height="0.363cm" fo:keep-together="auto"/>
    </style:style>
    <style:style style:name="Tableau1.A9" style:family="table-cell">
      <style:table-cell-properties fo:padding-left="0.199cm" fo:padding-right="0.191cm" fo:padding-top="0cm" fo:padding-bottom="0cm" fo:border="0.5pt solid #00000a"/>
    </style:style>
    <style:style style:name="Tableau1.10" style:family="table-row">
      <style:table-row-properties style:min-row-height="0.249cm" fo:keep-together="auto"/>
    </style:style>
    <style:style style:name="Tableau1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11" style:family="table-row">
      <style:table-row-properties style:min-row-height="2.499cm" fo:keep-together="auto"/>
    </style:style>
    <style:style style:name="Tableau1.A11" style:family="table-cell">
      <style:table-cell-properties style:vertical-align="" fo:padding-left="0.199cm" fo:padding-right="0.191cm" fo:padding-top="0cm" fo:padding-bottom="0cm" fo:border="0.5pt solid #00000a"/>
    </style:style>
    <style:style style:name="Tableau1.G11" style:family="table-cell">
      <style:table-cell-properties style:vertical-align="" fo:padding-left="0.199cm" fo:padding-right="0.191cm" fo:padding-top="0cm" fo:padding-bottom="0cm" fo:border="0.5pt solid #00000a"/>
    </style:style>
    <style:style style:name="Tableau1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A13" style:family="table-cell">
      <style:table-cell-properties style:vertical-align="" fo:padding-left="0.199cm" fo:padding-right="0.191cm" fo:padding-top="0cm" fo:padding-bottom="0cm" fo:border="0.5pt solid #00000a"/>
    </style:style>
    <style:style style:name="Tableau1.14" style:family="table-row">
      <style:table-row-properties style:min-row-height="1.36cm" fo:keep-together="auto"/>
    </style:style>
    <style:style style:name="Tableau1.15" style:family="table-row">
      <style:table-row-properties style:min-row-height="0.686cm" fo:keep-together="auto"/>
    </style:style>
    <style:style style:name="Tableau1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16" style:family="table-row">
      <style:table-row-properties style:min-row-height="1.589cm" fo:keep-together="auto"/>
    </style:style>
    <style:style style:name="Tableau1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16" style:family="table-cell">
      <style:table-cell-properties style:vertical-align="" fo:padding-left="0.199cm" fo:padding-right="0.191cm" fo:padding-top="0cm" fo:padding-bottom="0cm" fo:border="0.5pt solid #00000a"/>
    </style:style>
    <style:style style:name="Tableau1.I16" style:family="table-cell">
      <style:table-cell-properties style:vertical-align="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0ce954" style:font-size-asian="11pt" style:font-style-asian="italic" style:font-name-complex="Times New Roman2" style:font-size-complex="11pt" style:font-style-complex="italic" fo:hyphenate="false" fo:hyphenation-remain-char-count="2" fo:hyphenation-push-char-count="2"/>
    </style:style>
    <style:style style:name="P3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2pt" officeooo:paragraph-rsid="00120c68" style:font-size-asian="12pt" style:font-size-complex="12pt" fo:hyphenate="false" fo:hyphenation-remain-char-count="3" fo:hyphenation-push-char-count="3"/>
    </style:style>
    <style:style style:name="P4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3pt" fo:font-style="italic" officeooo:paragraph-rsid="00120c68" style:font-size-asian="13pt" style:font-style-asian="italic" style:font-size-complex="13pt" style:font-style-complex="italic" fo:hyphenate="false" fo:hyphenation-remain-char-count="3" fo:hyphenation-push-char-count="3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 fo:hyphenate="false" fo:hyphenation-remain-char-count="3" fo:hyphenation-push-char-count="3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paragraph-rsid="0099d90c" style:font-size-asian="11pt" style:font-size-complex="11pt" fo:hyphenate="false" fo:hyphenation-remain-char-count="3" fo:hyphenation-push-char-count="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16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2pt" fo:font-weight="normal" officeooo:paragraph-rsid="000b9c29" style:font-size-asian="12pt" style:font-weight-asian="normal" style:font-size-complex="12pt" style:font-weight-complex="normal"/>
    </style:style>
    <style:style style:name="P17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19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0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1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2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2pt" style:font-weight-complex="bold" fo:hyphenate="false" fo:hyphenation-remain-char-count="3" fo:hyphenation-push-char-count="3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6pt" style:font-style-complex="italic" style:font-weight-complex="bold" fo:hyphenate="false" fo:hyphenation-remain-char-count="3" fo:hyphenation-push-char-count="3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26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27" style:family="paragraph" style:parent-style-name="Standard">
      <style:paragraph-properties fo:margin-top="0.101cm" fo:margin-bottom="0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normal" fo:font-weight="bold" style:font-size-asian="11pt" style:font-style-asian="normal" style:font-weight-asian="bold" style:font-size-complex="11pt" style:font-style-complex="normal" style:font-weight-complex="bold" fo:hyphenate="false" fo:hyphenation-remain-char-count="3" fo:hyphenation-push-char-count="3"/>
    </style:style>
    <style:style style:name="P28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29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officeooo:paragraph-rsid="002709e8" style:font-size-asian="11pt" style:font-size-complex="11pt" fo:hyphenate="false" fo:hyphenation-remain-char-count="3" fo:hyphenation-push-char-count="3"/>
    </style:style>
    <style:style style:name="P30" style:family="paragraph" style:parent-style-name="Standard">
      <style:paragraph-properties fo:margin-top="0.101cm" fo:margin-bottom="0.101cm" loext:contextual-spacing="false" fo:line-height="100%"/>
      <style:text-properties style:font-name="Arial"/>
    </style:style>
    <style:style style:name="P3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7404b0" style:font-size-asian="11pt" style:font-size-complex="11pt"/>
    </style:style>
    <style:style style:name="P3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2510ef" style:font-size-asian="11pt" style:font-size-complex="11pt"/>
    </style:style>
    <style:style style:name="P33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84ac0a" style:font-size-asian="11pt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rsid="00184c48" style:font-size-asian="11pt" style:font-style-asian="italic" style:font-size-complex="11pt" style:font-style-complex="italic" fo:hyphenate="false" fo:hyphenation-remain-char-count="3" fo:hyphenation-push-char-count="3"/>
    </style:style>
    <style:style style:name="P35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5a8d3c" style:font-size-asian="11pt" style:font-style-asian="italic" style:font-size-complex="11pt" style:font-style-complex="italic" style:font-weight-complex="bold" fo:hyphenate="false" fo:hyphenation-remain-char-count="3" fo:hyphenation-push-char-count="3"/>
    </style:style>
    <style:style style:name="P36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fo:font-weight="bold" officeooo:rsid="002709e8" officeooo:paragraph-rsid="002709e8" fo:background-color="transparent" style:font-size-asian="11pt" style:font-style-asian="italic" style:font-weight-asian="bold" style:font-size-complex="11pt" style:font-style-complex="italic" style:font-weight-complex="bold" fo:hyphenate="false" fo:hyphenation-remain-char-count="3" fo:hyphenation-push-char-count="3"/>
    </style:style>
    <style:style style:name="P37" style:family="paragraph" style:parent-style-name="Standard">
      <style:paragraph-properties fo:margin-top="0.101cm" fo:margin-bottom="0.101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 fo:hyphenate="false" fo:hyphenation-remain-char-count="3" fo:hyphenation-push-char-count="3"/>
    </style:style>
    <style:style style:name="P38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normal" fo:font-weight="bold" officeooo:paragraph-rsid="003e90d2" style:font-size-asian="14pt" style:font-style-asian="normal" style:font-weight-asian="bold" style:font-name-complex="Times New Roman2" style:font-size-complex="14pt" style:font-style-complex="normal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normal" officeooo:paragraph-rsid="004525b2" fo:background-color="transparent" style:font-size-asian="12pt" style:font-style-asian="italic" style:font-weight-asian="normal" style:font-name-complex="Times New Roman2" style:font-size-complex="16pt" style:font-style-complex="italic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3e90d2" style:font-size-asian="12pt" style:font-size-complex="12pt" fo:hyphenate="false" fo:hyphenation-remain-char-count="3" fo:hyphenation-push-char-count="3"/>
    </style:style>
    <style:style style:name="P43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font-style="normal" fo:font-weight="bold" officeooo:paragraph-rsid="003e90d2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top="0.3cm" fo:margin-bottom="0.3cm" loext:contextual-spacing="false" fo:line-height="1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99cm" fo:margin-right="0cm" fo:margin-top="0.101cm" fo:margin-bottom="0.101cm" loext:contextual-spacing="false" fo:line-height="100%" fo:text-align="center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officeooo:paragraph-rsid="000be7dc" style:font-size-asian="12pt" style:font-size-complex="12pt" fo:hyphenate="false" fo:hyphenation-remain-char-count="3" fo:hyphenation-push-char-count="3"/>
    </style:style>
    <style:style style:name="P46" style:family="paragraph" style:parent-style-name="Standard">
      <style:paragraph-properties fo:margin-left="2.499cm" fo:margin-right="0cm" fo:margin-top="0.101cm" fo:margin-bottom="0.101cm" loext:contextual-spacing="false" fo:line-height="100%" fo:text-align="start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fo:letter-spacing="0.007cm" fo:font-style="italic" officeooo:paragraph-rsid="004525b2" style:font-size-asian="12pt" style:font-style-asian="italic" style:font-name-complex="Times New Roman2" style:font-size-complex="12pt" style:font-style-complex="italic" style:font-weight-complex="bold" fo:hyphenate="false" fo:hyphenation-remain-char-count="3" fo:hyphenation-push-char-count="3"/>
    </style:style>
    <style:style style:name="P47" style:family="paragraph" style:parent-style-name="Standard">
      <style:paragraph-properties fo:margin-top="0.199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italic" fo:font-weight="bold" officeooo:paragraph-rsid="000be7dc" style:font-size-asian="14pt" style:font-style-asian="italic" style:font-weight-asian="bold" style:font-name-complex="Times New Roman2" style:font-size-complex="14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.06cm" fo:margin-right="0cm" fo:margin-top="0.101cm" fo:margin-bottom="0.199cm" loext:contextual-spacing="false" fo:text-align="center" style:justify-single-word="false" fo:hyphenation-ladder-count="no-limit" fo:text-indent="-0.06cm" style:auto-text-indent="false">
        <style:tab-stops>
          <style:tab-stop style:position="0cm"/>
        </style:tab-stops>
      </style:paragraph-properties>
      <style:text-properties style:font-name="Arial" fo:font-size="14pt" fo:letter-spacing="0.007cm" fo:font-style="italic" officeooo:paragraph-rsid="000be7dc" style:font-size-asian="14pt" style:font-style-asian="italic" style:font-name-complex="Times New Roman2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766702" style:font-size-asian="12pt" style:font-size-complex="12pt" fo:hyphenate="false" fo:hyphenation-remain-char-count="3" fo:hyphenation-push-char-count="3"/>
    </style:style>
    <style:style style:name="P50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96fb87" style:font-size-asian="12pt" style:font-size-complex="12pt" fo:hyphenate="false" fo:hyphenation-remain-char-count="3" fo:hyphenation-push-char-count="3"/>
    </style:style>
    <style:style style:name="P51" style:family="paragraph" style:parent-style-name="Standard">
      <style:paragraph-properties fo:margin-left="2cm" fo:margin-right="0cm" fo:margin-top="0.101cm" fo:margin-bottom="0.101cm" loext:contextual-spacing="false" fo:line-height="100%" fo:hyphenation-ladder-count="no-limit" fo:text-indent="-1cm" style:auto-text-indent="false">
        <style:tab-stops/>
      </style:paragraph-properties>
      <style:text-properties style:font-name="Arial" fo:font-size="11pt" officeooo:paragraph-rsid="001df815" style:font-size-asian="11pt" style:font-size-complex="11pt" fo:hyphenate="false" fo:hyphenation-remain-char-count="3" fo:hyphenation-push-char-count="3"/>
    </style:style>
    <style:style style:name="P52" style:family="paragraph" style:parent-style-name="Standard">
      <style:text-properties style:font-name="Arial" fo:font-size="12pt" officeooo:rsid="0080a900" style:font-size-asian="12pt" style:font-size-complex="12pt"/>
    </style:style>
    <style:style style:name="P53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fo:letter-spacing="0.007cm" style:text-underline-style="none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4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5" style:family="paragraph" style:parent-style-name="Standard">
      <style:paragraph-properties fo:margin-left="0.3cm" fo:margin-right="0cm" fo:margin-top="0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4pt" fo:letter-spacing="0.007cm" officeooo:rsid="00120c68" officeooo:paragraph-rsid="001fc404" style:font-size-asian="3.5pt" style:font-size-complex="4pt" style:font-style-complex="italic" fo:hyphenate="false" fo:hyphenation-remain-char-count="3" fo:hyphenation-push-char-count="3"/>
    </style:style>
    <style:style style:name="P56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57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rsid="0011508b" officeooo:paragraph-rsid="0011508b" style:font-size-asian="11pt" style:font-size-complex="11pt" fo:hyphenate="false" fo:hyphenation-remain-char-count="3" fo:hyphenation-push-char-count="3"/>
    </style:style>
    <style:style style:name="P58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0fc04e" style:font-size-asian="11pt" style:font-size-complex="11pt" fo:hyphenate="false" fo:hyphenation-remain-char-count="3" fo:hyphenation-push-char-count="3"/>
    </style:style>
    <style:style style:name="P59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60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1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etter-spacing="0.007cm" fo:font-style="italic" style:font-style-asian="italic" style:font-style-complex="italic" style:font-weight-complex="bold"/>
    </style:style>
    <style:style style:name="T2" style:family="text">
      <style:text-properties fo:letter-spacing="0.007cm" fo:font-style="italic" officeooo:rsid="0096fb87" style:font-style-asian="italic" style:font-style-complex="italic" style:font-weight-complex="bold"/>
    </style:style>
    <style:style style:name="T3" style:family="text">
      <style:text-properties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letter-spacing="0.007cm" fo:font-style="italic" fo:font-weight="bold" officeooo:rsid="00794b2c" style:font-style-asian="italic" style:font-weight-asian="bold" style:font-style-complex="italic" style:font-weight-complex="bold"/>
    </style:style>
    <style:style style:name="T5" style:family="text">
      <style:text-properties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letter-spacing="0.007cm" fo:font-style="italic" fo:font-weight="normal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etter-spacing="0.007cm" fo:font-style="italic" fo:font-weight="normal" officeooo:rsid="0096fb87" style:font-style-asian="italic" style:font-weight-asian="normal" style:font-style-complex="italic" style:font-weight-complex="normal"/>
    </style:style>
    <style:style style:name="T8" style:family="text">
      <style:text-properties fo:letter-spacing="0.007cm" style:font-style-complex="italic"/>
    </style:style>
    <style:style style:name="T9" style:family="text">
      <style:text-properties fo:letter-spacing="0.007cm" style:text-underline-style="solid" style:text-underline-width="auto" style:text-underline-color="font-color" style:font-style-complex="italic"/>
    </style:style>
    <style:style style:name="T10" style:family="text">
      <style:text-properties fo:letter-spacing="0.007cm" style:text-underline-style="solid" style:text-underline-width="auto" style:text-underline-color="font-color" officeooo:rsid="0011508b" style:font-style-complex="italic"/>
    </style:style>
    <style:style style:name="T11" style:family="text">
      <style:text-properties fo:letter-spacing="0.007cm"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2" style:family="text">
      <style:text-properties fo:letter-spacing="0.007cm" style:text-underline-style="none" style:font-style-complex="italic"/>
    </style:style>
    <style:style style:name="T13" style:family="text">
      <style:text-properties fo:letter-spacing="0.007cm" style:text-underline-style="none" officeooo:rsid="0011508b" style:font-style-complex="italic"/>
    </style:style>
    <style:style style:name="T14" style:family="text">
      <style:text-properties fo:letter-spacing="0.007cm" style:text-underline-style="none" fo:font-weight="bold" officeooo:rsid="0011508b" style:font-weight-asian="bold" style:font-style-complex="italic" style:font-weight-complex="bold"/>
    </style:style>
    <style:style style:name="T15" style:family="text">
      <style:text-properties fo:letter-spacing="0.007cm" fo:font-weight="normal" style:font-weight-asian="normal" style:font-name-complex="Times New Roman2" style:font-weight-complex="normal"/>
    </style:style>
    <style:style style:name="T16" style:family="text">
      <style:text-properties fo:letter-spacing="0.007cm" fo:font-style="normal" style:text-underline-style="solid" style:text-underline-width="auto" style:text-underline-color="font-color" fo:font-weight="normal" officeooo:rsid="000ce954" style:font-style-asian="normal" style:font-weight-asian="normal" style:font-style-complex="normal" style:font-weight-complex="normal"/>
    </style:style>
    <style:style style:name="T17" style:family="text">
      <style:text-properties fo:letter-spacing="0.007cm" fo:font-style="normal" style:text-underline-style="solid" style:text-underline-width="auto" style:text-underline-color="font-color" fo:font-weight="normal" officeooo:rsid="00794b2c" style:font-style-asian="normal" style:font-weight-asian="normal" style:font-style-complex="normal" style:font-weight-complex="normal"/>
    </style:style>
    <style:style style:name="T18" style:family="text">
      <style:text-properties fo:letter-spacing="0.007cm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19" style:family="text">
      <style:text-properties fo:letter-spacing="0.007cm" fo:font-style="normal" fo:font-weight="normal" officeooo:rsid="00794b2c" style:font-style-asian="normal" style:font-weight-asian="normal" style:font-style-complex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388563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84ac0a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96fb8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76fc43" style:font-style-asian="italic" style:font-weight-asian="bold" style:font-style-complex="italic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88563" style:font-weight-asian="normal" style:font-weight-complex="normal"/>
    </style:style>
    <style:style style:name="T28" style:family="text">
      <style:text-properties style:text-underline-style="none" fo:font-weight="normal" officeooo:rsid="0084ac0a" style:font-weight-asian="normal" style:font-weight-complex="normal"/>
    </style:style>
    <style:style style:name="T29" style:family="text">
      <style:text-properties style:text-underline-style="none" officeooo:rsid="00120c68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d735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4" style:font-weight-complex="bold"/>
    </style:style>
    <style:style style:name="T33" style:family="text">
      <style:text-properties style:text-underline-style="none" fo:font-weight="bold" officeooo:rsid="000dd735" style:font-weight-asian="bold" style:font-name-complex="Arial4" style:font-weight-complex="bold"/>
    </style:style>
    <style:style style:name="T34" style:family="text">
      <style:text-properties style:text-underline-style="none" officeooo:rsid="0038856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38856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76fc43" style:font-style-asian="normal" style:font-weight-asian="bold" style:font-style-complex="normal" style:font-weight-complex="bold"/>
    </style:style>
    <style:style style:name="T41" style:family="text">
      <style:text-properties fo:color="#000000" style:text-position="super 58%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120c68" style:font-weight-asian="normal" style:font-weight-complex="normal"/>
    </style:style>
    <style:style style:name="T44" style:family="text">
      <style:text-properties fo:color="#000000" fo:letter-spacing="0.007cm" fo:language="fr" fo:country="BE" fo:font-style="italic" fo:font-weight="normal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5" style:family="text">
      <style:text-properties fo:color="#000000" fo:letter-spacing="0.007cm" fo:language="fr" fo:country="BE" fo:font-style="italic" fo:font-weight="normal" officeooo:rsid="002d491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6" style:family="text">
      <style:text-properties fo:color="#000000" fo:letter-spacing="0.007cm" fo:language="fr" fo:country="BE" fo:font-style="italic" fo:font-weight="normal" officeooo:rsid="002df77d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7" style:family="text">
      <style:text-properties fo:color="#000000" fo:letter-spacing="0.007cm" fo:language="fr" fo:country="BE" fo:font-weight="normal" fo:background-color="transparent" loext:char-shading-value="0" style:font-weight-asian="normal" style:font-name-complex="Calibri" style:font-style-complex="italic" style:font-weight-complex="normal"/>
    </style:style>
    <style:style style:name="T48" style:family="text">
      <style:text-properties fo:color="#000000" fo:letter-spacing="0.007cm" fo:language="fr" fo:country="BE" fo:font-weight="normal" officeooo:rsid="0022f102" fo:background-color="transparent" loext:char-shading-value="0" style:font-weight-asian="normal" style:font-name-complex="Calibri" style:font-style-complex="italic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50" style:family="text">
      <style:text-properties style:use-window-font-color="true" fo:font-style="normal" fo:font-weight="normal" fo:background-color="transparent" loext:char-shading-value="0" style:font-style-asian="normal" style:font-weight-asian="normal" style:font-weight-complex="normal"/>
    </style:style>
    <style:style style:name="T51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weight-complex="normal"/>
    </style:style>
    <style:style style:name="T52" style:family="text">
      <style:text-properties style:use-window-font-color="true" fo:font-style="normal" fo:font-weight="normal" officeooo:rsid="000fc04e" fo:background-color="transparent" loext:char-shading-value="0" style:font-style-asian="normal" style:font-weight-asian="normal" style:font-weight-complex="normal"/>
    </style:style>
    <style:style style:name="T53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fo:font-weight="bold" officeooo:rsid="0076fc43" style:font-style-asian="normal" style:font-weight-asian="bold" style:font-style-complex="normal" style:font-weight-complex="bold"/>
    </style:style>
    <style:style style:name="T58" style:family="text">
      <style:text-properties style:use-window-font-color="true" fo:font-style="italic" fo:font-weight="normal" officeooo:rsid="000fc04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bold" officeooo:rsid="0076fc43" style:font-style-asian="italic" style:font-weight-asian="bold" style:font-style-complex="italic" style:font-weight-complex="bold"/>
    </style:style>
    <style:style style:name="T60" style:family="text">
      <style:text-properties style:use-window-font-color="true" fo:letter-spacing="0.007cm" fo:language="fr" fo:country="BE" fo:font-style="italic" fo:font-weight="bold" officeooo:rsid="00794b2c" fo:background-color="transparent" loext:char-shading-value="0" style:font-style-asian="italic" style:font-weight-asian="bold" style:font-name-complex="Calibri" style:font-style-complex="italic" style:font-weight-complex="bold"/>
    </style:style>
    <style:style style:name="T61" style:family="text">
      <style:text-properties style:use-window-font-color="true" fo:letter-spacing="0.007cm" fo:language="fr" fo:country="BE" fo:font-style="italic" fo:font-weight="normal" officeooo:rsid="0096fb8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62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0ce954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3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4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96fb87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5" style:family="text">
      <style:text-properties style:use-window-font-color="true" fo:letter-spacing="0.007cm" fo:language="fr" fo:country="BE" fo:font-style="normal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6" style:family="text">
      <style:text-properties style:use-window-font-color="true"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8" style:family="text">
      <style:text-properties style:text-line-through-style="solid" style:text-line-through-type="single" style:text-underline-style="solid" style:text-underline-width="auto" style:text-underline-color="font-color" fo:font-weight="normal" officeooo:rsid="000dd735" style:font-weight-asian="normal" style:font-name-complex="Arial4" style:font-weight-complex="normal"/>
    </style:style>
    <style:style style:name="T69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70" style:family="text">
      <style:text-properties fo:font-size="13pt" fo:font-style="italic" style:text-underline-style="none" officeooo:rsid="00388563" style:font-size-asian="13pt" style:font-style-asian="italic" style:font-size-complex="13pt" style:font-style-complex="italic"/>
    </style:style>
    <style:style style:name="T71" style:family="text"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T72" style:family="text">
      <style:text-properties fo:font-size="14pt" fo:font-weight="bold" officeooo:rsid="009b74a0" style:font-size-asian="14pt" style:font-weight-asian="bold" style:font-size-complex="16pt" style:font-style-complex="italic" style:font-weight-complex="bold"/>
    </style:style>
    <style:style style:name="T73" style:family="text">
      <style:text-properties fo:font-size="14pt" style:font-size-asian="14pt" style:font-name-complex="Arial4" style:font-size-complex="14pt"/>
    </style:style>
    <style:style style:name="T74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officeooo:rsid="001415ee" style:font-size-asian="12pt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officeooo:rsid="005d860a" style:font-size-asian="12pt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8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6pt" style:font-weight-complex="normal"/>
    </style:style>
    <style:style style:name="T79" style:family="text">
      <style:text-properties fo:font-size="12pt" style:text-underline-style="solid" style:text-underline-width="auto" style:text-underline-color="font-color" fo:font-weight="normal" officeooo:rsid="00133d26" fo:background-color="transparent" loext:char-shading-value="0" style:font-size-asian="12pt" style:font-weight-asian="normal" style:font-size-complex="16pt" style:font-weight-complex="normal"/>
    </style:style>
    <style:style style:name="T80" style:family="text">
      <style:text-properties fo:font-size="12pt" style:font-size-asian="12pt" style:font-size-complex="12pt" style:font-weight-complex="bold"/>
    </style:style>
    <style:style style:name="T81" style:family="text">
      <style:text-properties fo:font-size="12pt" fo:letter-spacing="0.007cm" style:font-size-asian="12pt" style:font-size-complex="12pt" style:font-style-complex="italic"/>
    </style:style>
    <style:style style:name="T82" style:family="text">
      <style:text-properties fo:font-size="12pt" fo:letter-spacing="0.007cm" style:text-underline-style="solid" style:text-underline-width="auto" style:text-underline-color="font-color" style:font-size-asian="12pt" style:font-size-complex="12pt" style:font-style-complex="italic"/>
    </style:style>
    <style:style style:name="T83" style:family="text">
      <style:text-properties fo:font-size="12pt" fo:font-weight="normal" fo:background-color="transparent" loext:char-shading-value="0" style:font-size-asian="12pt" style:font-weight-asian="normal" style:font-size-complex="16pt" style:font-weight-complex="normal"/>
    </style:style>
    <style:style style:name="T84" style:family="text">
      <style:text-properties style:font-name-complex="Arial4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bold" officeooo:rsid="000dd735" style:font-weight-asian="bold" style:font-name-complex="Arial4" style:font-weight-complex="bold"/>
    </style:style>
    <style:style style:name="T87" style:family="text">
      <style:text-properties style:text-underline-style="solid" style:text-underline-width="auto" style:text-underline-color="font-color" style:font-weight-complex="bold"/>
    </style:style>
    <style:style style:name="T88" style:family="text">
      <style:text-properties style:text-underline-style="solid" style:text-underline-width="auto" style:text-underline-color="font-color" officeooo:rsid="002709e8" style:font-weight-complex="bold"/>
    </style:style>
    <style:style style:name="T89" style:family="text">
      <style:text-properties style:text-underline-style="solid" style:text-underline-width="auto" style:text-underline-color="font-color" officeooo:rsid="0099d90c" style:font-weight-complex="bold"/>
    </style:style>
    <style:style style:name="T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0ce954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0757e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96fb87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84ac0a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officeooo:rsid="00120c68"/>
    </style:style>
    <style:style style:name="T96" style:family="text">
      <style:text-properties fo:language="fr" fo:country="BE" style:text-underline-style="solid" style:text-underline-width="auto" style:text-underline-color="font-color" fo:font-weight="normal" officeooo:rsid="00c0f646" fo:background-color="transparent" loext:char-shading-value="0" style:font-weight-asian="normal" style:font-name-complex="Calibri" style:font-weight-complex="normal"/>
    </style:style>
    <style:style style:name="T97" style:family="text">
      <style:text-properties fo:language="fr" fo:country="BE" style:text-underline-style="none" fo:font-weight="normal" officeooo:rsid="00c0f646" fo:background-color="transparent" loext:char-shading-value="0" style:font-weight-asian="normal" style:font-name-complex="Calibri" style:font-weight-complex="normal"/>
    </style:style>
    <style:style style:name="T98" style:family="text">
      <style:text-properties style:font-weight-complex="bold"/>
    </style:style>
    <style:style style:name="T99" style:family="text">
      <style:text-properties style:font-name="Wingdings" fo:font-size="14pt" style:font-name-asian="Wingdings1" style:font-size-asian="14pt" style:font-name-complex="Wingdings1" style:font-size-complex="14pt"/>
    </style:style>
    <style:style style:name="T100" style:family="text">
      <style:text-properties style:font-name="Wingdings" style:font-name-asian="Wingdings1" style:font-name-complex="Wingdings1"/>
    </style:style>
    <style:style style:name="T101" style:family="text">
      <style:text-properties style:font-name="Wingdings" style:text-underline-style="none" fo:font-weight="bold" style:font-name-asian="Wingdings1" style:font-weight-asian="bold" style:font-name-complex="Wingdings1" style:font-weight-complex="bold"/>
    </style:style>
    <style:style style:name="T102" style:family="text">
      <style:text-properties style:font-name="Wingdings" style:text-underline-style="none" fo:font-weight="bold" officeooo:rsid="000dd735" style:font-name-asian="Wingdings1" style:font-weight-asian="bold" style:font-name-complex="Wingdings1" style:font-weight-complex="bold"/>
    </style:style>
    <style:style style:name="T103" style:family="text">
      <style:text-properties style:font-name="Wingdings" style:text-underline-style="none" fo:font-weight="bold" officeooo:rsid="000dd735" style:font-name-asian="Wingdings2" style:font-weight-asian="bold" style:font-name-complex="Wingdings2" style:font-weight-complex="bold"/>
    </style:style>
    <style:style style:name="T104" style:family="text">
      <style:text-properties style:font-name="Wingdings" style:text-underline-style="none" fo:font-weight="bold" officeooo:rsid="0011508b" style:font-name-asian="Wingdings2" style:font-weight-asian="bold" style:font-name-complex="Wingdings2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size="10pt" fo:letter-spacing="0.007cm" fo:font-style="normal" style:text-underline-style="none" fo:font-weight="normal" officeooo:rsid="0011508b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normal" style:font-size-asian="10pt" style:font-weight-asian="normal" style:font-size-complex="10pt" style:font-weight-complex="normal"/>
    </style:style>
    <style:style style:name="T108" style:family="text">
      <style:text-properties style:text-position="super 58%" style:text-underline-style="solid" style:text-underline-width="auto" style:text-underline-color="font-color" officeooo:rsid="00120c68"/>
    </style:style>
    <style:style style:name="T10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text-position="0% 100%" style:font-name="Arial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P23"><text:text-input text:description="Référence">self.getReference()</text:text-input></text:p>
          </table:table-cell>
          <table:covered-table-cell/>
          <table:table-cell table:style-name="Tableau1.C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1" table:number-columns-spanned="2" office:value-type="string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 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 </text:span><text:span text:style-name="T26"><text:text-input text:description="PrénomMO">self.getApplicants()[0].getName2()</text:text-input></text:span><text:span text:style-name="T26"> </text:span><text:span text:style-name="T26"><text:text-input text:description="NomMO">self.getApplicants()[0].getName1()</text:text-input></text:span><text:span text:style-name="T20"> 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 </text:span><text:span text:style-name="T35"><text:text-input text:description="PrénomMO">self.getApplicants()[0].getName2()</text:text-input></text:span><text:span text:style-name="T35"> 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20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 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20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 </text:span><text:span text:style-name="T26"><text:text-input text:description="PrénomMO">self.getApplicants()[1].getName2()</text:text-input></text:span><text:span text:style-name="T26"> </text:span><text:span text:style-name="T26"><text:text-input text:description="NomMO">self.getApplicants()[1].getName1()</text:text-input></text:span><text:span text:style-name="T20"> 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20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 </text:span><text:span text:style-name="T35"><text:text-input text:description="PrénomMO">self.getApplicants()[1].getName2()</text:text-input></text:span><text:span text:style-name="T35"> 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20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 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20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 </text:span><text:span text:style-name="T27"><text:text-input text:description="PrénomMO">self.getApplicants()[2].getName2()</text:text-input></text:span><text:span text:style-name="T26"> </text:span><text:span text:style-name="T27"><text:text-input text:description="NomMO">self.getApplicants()[2].getName1()</text:text-input></text:span><text:span text:style-name="T20"> 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20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 </text:span><text:span text:style-name="T36"><text:text-input text:description="PrénomMO">self.getApplicants()[2].getName2()</text:text-input></text:span><text:span text:style-name="T35"> 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5" office:value-type="string">
            <text:p text:style-name="P3"><text:span text:style-name="T49"><office:annotation><dc:creator>Pierre Millecamps</dc:creator><dc:date>2018-02-22T16:22:43</dc:date><text:p><text:span text:style-name="T121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 </text:span><text:span text:style-name="T42"><text:text-input text:description="NumAdresseMO">self.getApplicants()[0].getNumber()</text:text-input></text:span><text:span text:style-name="T42"> à </text:span><text:span text:style-name="T42"><text:text-input text:description="CPAdresseMO">self.getApplicants()[0].getZipcode()</text:text-input></text:span><text:span text:style-name="T42"> 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20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 à </text:span><text:span text:style-name="T69"><text:text-input text:description="CPAdresseMO">self.getApplicants()[1].getZipcode()</text:text-input></text:span><text:span text:style-name="T69"> 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20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 à </text:span><text:span text:style-name="T70"><text:text-input text:description="CPAdresseMO">self.getApplicants()[2].getZipcode()</text:text-input></text:span><text:span text:style-name="T69"> 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12" office:value-type="string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12" office:value-type="string">
            <text:p text:style-name="P47"><text:text-input text:description="Situation">self.getWorkLocationSignaletic()</text:text-input></text:p>
            <text:p text:style-name="P48"><text:text-input text:description="Cadastre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office:value-type="string">
            <text:p text:style-name="P43"><text:span text:style-name="T11">Lotissement</text:span><text:span text:style-name="T15"> :</text:span></text:p>
          </table:table-cell>
          <table:table-cell table:style-name="Tableau1.B5" table:number-columns-spanned="10" office:value-type="string">
            <text:p text:style-name="P40"><text:span text:style-name="T105"><office:annotation><dc:creator>Auteur inconnu</dc:creator><dc:date>2017-02-22T15:43:55</dc:date><text:p text:style-name="P62"><text:span text:style-name="T119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2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L5" office:value-type="string">
            <text:p text:style-name="P42"><text:span text:style-name="T6"><office:annotation><dc:creator>Auteur inconnu</dc:creator><dc:date>2017-02-22T15:09:11</dc:date><text:p><text:span text:style-name="T119">do text if self.getSubdivisionDetails() is not None</text:span></text:p></office:annotation></text:span><text:span text:style-name="T6"><office:annotation><dc:creator>Auteur inconnu</dc:creator><dc:date>2017-02-22T15:06:10</dc:date><text:p><text:span text:style-name="T117">do text</text:span></text:p><text:p><text:span text:style-name="T118">from xhtml(self.portal_urban.decorateHTML('UrbanItaCentre12', self.getValueForTemplate('subdivisionDetails')))</text:span></text:p></office:annotation></text:span></text:p>
          </table:table-cell>
        </table:table-row>
        <table:table-row table:style-name="Tableau1.6">
          <table:table-cell table:style-name="Tableau1.A6" office:value-type="string">
            <text:p text:style-name="P38"><text:span text:style-name="T79">P</text:span><text:span text:style-name="T78">lan de secteur</text:span><text:span text:style-name="T83"> :</text:span></text:p>
          </table:table-cell>
          <table:table-cell table:style-name="Tableau1.B6" table:number-columns-spanned="11" office:value-type="string">
            <text:p text:style-name="P41"><text:text-input text:description="Plan de Secteur">self.getValueForTemplate('folderZone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7" office:value-type="string">
            <text:p text:style-name="P45"><text:span text:style-name="T87">Architecte</text:span><text:span text:style-name="T98"> :</text:span></text:p>
          </table:table-cell>
          <table:table-cell table:style-name="Tableau1.B7" table:number-columns-spanned="11" office:value-type="string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table:style-name="Tableau1.E8" table:number-columns-spanned="5" office:value-type="string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2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table:style-name="Tableau1.J8" table:number-columns-spanned="3" office:value-type="string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2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12" office:value-type="string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12" office:value-type="string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6" office:value-type="string">
            <text:p text:style-name="P6"><text:span text:style-name="T100"><office:annotation><dc:creator>Pierre Millecamps</dc:creator><dc:date>2018-02-22T15:52:19</dc:date><text:p text:style-name="P62"><text:span text:style-name="T114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4">do </text:span><text:span text:style-name="T116">text</text:span><text:span text:style-name="T114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4">do </text:span><text:span text:style-name="T116">text</text:span><text:span text:style-name="T114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4">do </text:span><text:span text:style-name="T116">text</text:span><text:span text:style-name="T114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4">do </text:span><text:span text:style-name="T116">text</text:span><text:span text:style-name="T114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4">do </text:span><text:span text:style-name="T116">text</text:span><text:span text:style-name="T114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oft-page-break/><text:span text:style-name="T8"><office:annotation><dc:creator>Pierre Millecamps</dc:creator><dc:date>2018-02-22T15:58:01</dc:date><text:p text:style-name="P62"><text:span text:style-name="T114">do </text:span><text:span text:style-name="T116">text</text:span><text:span text:style-name="T114"> if 'Ann' in licence_helper.inquiry_type</text:span></text:p></office:annotation></text:span><text:span text:style-name="T8">Date de clôture : </text:span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4">do </text:span><text:span text:style-name="T116">text</text:span><text:span text:style-name="T114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4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4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table:number-columns-spanned="6" office:value-type="string">
            <text:p text:style-name="P10"><text:span text:style-name="T9"><office:annotation><dc:creator>Pierre Millecamps</dc:creator><dc:date>2018-02-22T16:28:03</dc:date><text:p text:style-name="P62"><text:span text:style-name="T114">do </text:span><text:span text:style-name="T116">text</text:span><text:span text:style-name="T114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4">do </text:span><text:span text:style-name="T116">text</text:span><text:span text:style-name="T114"> if licence_helper.divergence</text:span></text:p></office:annotation></text:span><text:span text:style-name="T106"><text:text-input text:description="MotifAP">self.getValueForTemplate('announcementArticles')</text:text-input></text:span></text:p>
            <text:p text:style-name="P60"><text:span text:style-name="T10"><office:annotation><dc:creator>Pierre Millecamps</dc:creator><dc:date>2018-02-22T16:28:11</dc:date><text:p><text:span text:style-name="T114">do </text:span><text:span text:style-name="T116">text</text:span><text:span text:style-name="T114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3">do text</text:span><text:span text:style-name="T114"> if licence_helper.divergence</text:span></text:p><text:p><text:span text:style-name="T115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4">do </text:span><text:span text:style-name="T116">text</text:span><text:span text:style-name="T114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4">do </text:span><text:span text:style-name="T116">text</text:span><text:span text:style-name="T114"> if licence_helper.derogation</text:span></text:p></office:annotation><text:span text:style-name="T107"><text:text-input text:description="MotifEP">self.getValueForTemplate('investigationArticles')</text:text-input></text:span></text:p>
            <text:p text:style-name="P61"><text:span text:style-name="T9"><office:annotation><dc:creator>Pierre Millecamps</dc:creator><dc:date>2018-02-22T16:28:29</dc:date><text:p text:style-name="P62"><text:span text:style-name="T114">do </text:span><text:span text:style-name="T116">text</text:span><text:span text:style-name="T114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3">do text</text:span><text:span text:style-name="T114"> if licence_helper.derogation</text:span></text:p><text:p><text:span text:style-name="T115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3">do text</text:span><text:span text:style-name="T114"> if </text:span><text:span text:style-name="T113">self.getRoadModificationSubject()</text:span></text:p><text:p><text:span text:style-name="T115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2" table:number-columns-spanned="12" office:value-type="string">
            <text:p text:style-name="P33"><text:span text:style-name="T91"><office:annotation><dc:creator>Pierre Millecamps</dc:creator><dc:date>2018-02-28T15:08:18</dc:date><text:p text:style-name="P62"><text:span text:style-name="T112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2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2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2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3" table:number-columns-spanned="12" office:value-type="string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" table:number-columns-spanned="12" office:value-type="string">
            <text:p text:style-name="P49"><text:span text:style-name="T90"><office:annotation><dc:creator>Pierre Millecamps</dc:creator><dc:date>2018-02-27T20:45:44</dc:date><text:p text:style-name="P62"><text:span text:style-name="T110">do text if licence_view.getEvent("Décision du FD"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licence_view.getEvent("Décision du FD"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licence_view.getEvent("Décision</text:span><text:span text:style-name="T111"> du FD</text:span><text:span text:style-name="T110">"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licence_view.getEvent("Décision du FD"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licence_view.getEvent("Décision</text:span><text:span text:style-name="T111"> du FD</text:span><text:span text:style-name="T110">"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licence_view.getEvent("Décision du FD"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5" table:number-columns-spanned="5" office:value-type="string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table:style-name="Tableau1.F15" table:number-columns-spanned="7" office:value-type="string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3" office:value-type="string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table:style-name="Tableau1.D16" table:number-columns-spanned="5" office:value-type="string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au1.I16" table:number-columns-spanned="4" office:value-type="string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prep</meta:initial-creator>
    <meta:editing-cycles>131</meta:editing-cycles>
    <meta:print-date>2015-12-16T14:48:00</meta:print-date>
    <meta:creation-date>2016-01-04T10:12:00</meta:creation-date>
    <dc:date>2018-05-14T11:48:26.336000000</dc:date>
    <meta:editing-duration>PT16H45M36S</meta:editing-duration>
    <meta:generator>LibreOffice/5.1.6.2$Linux_X86_64 LibreOffice_project/07ac168c60a517dba0f0d7bc7540f5afa45f0909</meta:generator>
    <dc:creator>Pierre Millecamps</dc:creator>
    <meta:document-statistic meta:table-count="1" meta:image-count="0" meta:object-count="0" meta:page-count="3" meta:paragraph-count="68" meta:word-count="391" meta:character-count="4014" meta:non-whitespace-character-count="38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